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1cm"/>
    </style:style>
    <style:style style:name="co2" style:family="table-column">
      <style:table-column-properties fo:break-before="auto" style:column-width="1.565cm"/>
    </style:style>
    <style:style style:name="co3" style:family="table-column">
      <style:table-column-properties fo:break-before="auto" style:column-width="2.057cm"/>
    </style:style>
    <style:style style:name="co4" style:family="table-column">
      <style:table-column-properties fo:break-before="auto" style:column-width="2.194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1.702cm"/>
    </style:style>
    <style:style style:name="co8" style:family="table-column">
      <style:table-column-properties fo:break-before="auto" style:column-width="1.6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06"/>
    <style:style style:name="ce3" style:family="table-cell" style:parent-style-name="Default" style:data-style-name="N2"/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Default"/>
        <table:table-column table:style-name="co5" table:number-columns-repeated="2" table:default-cell-style-name="Default"/>
        <table:table-column table:style-name="co5" table:default-cell-style-name="ce2"/>
        <table:table-column table:style-name="co5" table:number-columns-repeated="4" table:default-cell-style-name="Default"/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>
            <text:p>Teste</text:p>
          </table:table-cell>
          <table:table-cell office:value-type="string">
            <text:p>Entrada Normal Mes 6 e Mes 7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string">
            <text:p>06/2011</text:p>
          </table:table-cell>
          <table:table-cell office:value-type="string">
            <text:p>Compr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.5">
            <text:p>2,5</text:p>
          </table:table-cell>
          <table:table-cell table:formula="of:=(([.E4]*[.F4]))/[.H4]" office:value-type="float" office:value="2.5">
            <text:p>2,5000</text:p>
          </table:table-cell>
          <table:table-cell table:formula="of:=[.E4]" office:value-type="float" office:value="20">
            <text:p>20</text:p>
          </table:table-cell>
          <table:table-cell table:formula="of:=[.H4]*[.G4]" office:value-type="float" office:value="50">
            <text:p>50</text:p>
          </table:table-cell>
          <table:table-cell table:formula="of:=[.E4]" office:value-type="float" office:value="20">
            <text:p>20</text:p>
          </table:table-cell>
          <table:table-cell table:formula="of:=[.F4]" office:value-type="float" office:value="2.5">
            <text:p>2,5000</text:p>
          </table:table-cell>
          <table:table-cell table:formula="of:=[.K4]*[.J4]"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06/2011</text:p>
          </table:table-cell>
          <table:table-cell office:value-type="string">
            <text:p>Compra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(([.E5]*[.F5])+[.I4])/[.H5]" office:value-type="float" office:value="3">
            <text:p>3,0000</text:p>
          </table:table-cell>
          <table:table-cell table:formula="of:=[.H4]+[.E5]" office:value-type="float" office:value="30">
            <text:p>30</text:p>
          </table:table-cell>
          <table:table-cell table:formula="of:=[.H5]*[.G5]" office:value-type="float" office:value="90">
            <text:p>90</text:p>
          </table:table-cell>
          <table:table-cell table:formula="of:=[.J4]+[.E5]" office:value-type="float" office:value="30">
            <text:p>30</text:p>
          </table:table-cell>
          <table:table-cell table:formula="of:=(([.E5]*[.F5])+[.L4])/[.J5]" office:value-type="float" office:value="3">
            <text:p>3,0000</text:p>
          </table:table-cell>
          <table:table-cell table:formula="of:=[.K5]*[.J5]" office:value-type="float" office:value="90">
            <text:p>9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06/2011</text:p>
          </table:table-cell>
          <table:table-cell office:value-type="string">
            <text:p>Compra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table:formula="of:=(([.E6]*[.F6])+[.I5])/[.H6]" office:value-type="float" office:value="4.5">
            <text:p>4,5000</text:p>
          </table:table-cell>
          <table:table-cell table:formula="of:=[.H5]+[.E6]" office:value-type="float" office:value="120">
            <text:p>120</text:p>
          </table:table-cell>
          <table:table-cell table:formula="of:=[.H6]*[.G6]" office:value-type="float" office:value="540">
            <text:p>540</text:p>
          </table:table-cell>
          <table:table-cell table:formula="of:=[.J5]+[.E6]" office:value-type="float" office:value="120">
            <text:p>120</text:p>
          </table:table-cell>
          <table:table-cell table:formula="of:=(([.E6]*[.F6])+[.L5])/[.J6]" office:value-type="float" office:value="4.5">
            <text:p>4,5000</text:p>
          </table:table-cell>
          <table:table-cell table:formula="of:=[.K6]*[.J6]" office:value-type="float" office:value="540">
            <text:p>54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07/2011</text:p>
          </table:table-cell>
          <table:table-cell office:value-type="string">
            <text:p>Compr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(([.E7]*[.F7])+[.I6])/[.H7]" office:value-type="float" office:value="4.375">
            <text:p>4,3750</text:p>
          </table:table-cell>
          <table:table-cell table:formula="of:=[.H6]+[.E7]" office:value-type="float" office:value="160">
            <text:p>160</text:p>
          </table:table-cell>
          <table:table-cell table:formula="of:=[.H7]*[.G7]" office:value-type="float" office:value="700">
            <text:p>700</text:p>
          </table:table-cell>
          <table:table-cell table:formula="of:=[.E7]" office:value-type="float" office:value="40">
            <text:p>40</text:p>
          </table:table-cell>
          <table:table-cell table:formula="of:=[.F7]" office:value-type="float" office:value="4">
            <text:p>4,0000</text:p>
          </table:table-cell>
          <table:table-cell table:formula="of:=[.K7]*[.J7]"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06/2011</text:p>
          </table:table-cell>
          <table:table-cell office:value-type="string">
            <text:p>Venda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formula="of:=IF([.E8]=0;[.G7];(([.E8]*[.F8])+[.I7])/[.H8])" office:value-type="float" office:value="4.375">
            <text:p>4,3750</text:p>
          </table:table-cell>
          <table:table-cell table:formula="of:=[.H7]+[.E8]-[.D8]" office:value-type="float" office:value="140">
            <text:p>140</text:p>
          </table:table-cell>
          <table:table-cell table:formula="of:=[.H8]*[.G8]" office:value-type="float" office:value="612.5">
            <text:p>612,5</text:p>
          </table:table-cell>
          <table:table-cell table:formula="of:=[.J6]-[.D8]" office:value-type="float" office:value="100">
            <text:p>100</text:p>
          </table:table-cell>
          <table:table-cell table:formula="of:=[.K6]" office:value-type="float" office:value="4.5">
            <text:p>4,5000</text:p>
          </table:table-cell>
          <table:table-cell table:formula="of:=[.K8]*[.J8]" office:value-type="float" office:value="450">
            <text:p>45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Entrada em um Mes anterior ao Movimento que existe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Mes</text:p>
          </table:table-cell>
          <table:table-cell office:value-type="string">
            <text:p>Movimento</text:p>
          </table:table-cell>
          <table:table-cell office:value-type="string">
            <text:p>Qtde Venda</text:p>
          </table:table-cell>
          <table:table-cell office:value-type="string">
            <text:p>Qtde Compra</text:p>
          </table:table-cell>
          <table:table-cell office:value-type="string">
            <text:p>P. Compra</text:p>
          </table:table-cell>
          <table:table-cell table:style-name="Default" office:value-type="string">
            <text:p>P. Custo</text:p>
          </table:table-cell>
          <table:table-cell office:value-type="string">
            <text:p>Estoque</text:p>
          </table:table-cell>
          <table:table-cell office:value-type="string">
            <text:p>Vlr. Estoque</text:p>
          </table:table-cell>
          <table:table-cell office:value-type="string">
            <text:p>Estoque Mes</text:p>
          </table:table-cell>
          <table:table-cell table:style-name="Default" office:value-type="string">
            <text:p>Compra Mes</text:p>
          </table:table-cell>
          <table:table-cell office:value-type="string">
            <text:p>Vlr Est. M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05/2011</text:p>
          </table:table-cell>
          <table:table-cell office:value-type="string">
            <text:p>Compra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formula="of:=(([.E14]*[.F14]))/[.H14]" office:value-type="float" office:value="9">
            <text:p>9,0000</text:p>
          </table:table-cell>
          <table:table-cell table:formula="of:=[.E14]" office:value-type="float" office:value="30">
            <text:p>30</text:p>
          </table:table-cell>
          <table:table-cell table:formula="of:=[.H14]*[.G14]" office:value-type="float" office:value="270">
            <text:p>270</text:p>
          </table:table-cell>
          <table:table-cell table:formula="of:=[.H14]" office:value-type="float" office:value="30">
            <text:p>30</text:p>
          </table:table-cell>
          <table:table-cell table:formula="of:=[.G14]" office:value-type="float" office:value="9">
            <text:p>9,0000</text:p>
          </table:table-cell>
          <table:table-cell table:formula="of:=[.K14]*[.J14]" office:value-type="float" office:value="270">
            <text:p>27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06/2011</text:p>
          </table:table-cell>
          <table:table-cell office:value-type="string">
            <text:p>Compr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.5">
            <text:p>2,5</text:p>
          </table:table-cell>
          <table:table-cell table:formula="of:=(([.E15]*[.F15])+[.I14])/[.H15]" office:value-type="float" office:value="6.4">
            <text:p>6,4000</text:p>
          </table:table-cell>
          <table:table-cell table:formula="of:=[.H14]+[.E15]" office:value-type="float" office:value="50">
            <text:p>50</text:p>
          </table:table-cell>
          <table:table-cell table:formula="of:=[.H15]*[.G15]" office:value-type="float" office:value="320">
            <text:p>320</text:p>
          </table:table-cell>
          <table:table-cell table:formula="of:=[.E15]" office:value-type="float" office:value="20">
            <text:p>20</text:p>
          </table:table-cell>
          <table:table-cell table:formula="of:=[.F15]" office:value-type="float" office:value="2.5">
            <text:p>2,5000</text:p>
          </table:table-cell>
          <table:table-cell table:formula="of:=[.K15]*[.J15]"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06/201</text:p>
          </table:table-cell>
          <table:table-cell office:value-type="string">
            <text:p>Compra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(([.E16]*[.F16])+[.I15])/[.H16]" office:value-type="float" office:value="6">
            <text:p>6,0000</text:p>
          </table:table-cell>
          <table:table-cell table:formula="of:=[.H15]+[.E16]" office:value-type="float" office:value="60">
            <text:p>60</text:p>
          </table:table-cell>
          <table:table-cell table:formula="of:=[.H16]*[.G16]" office:value-type="float" office:value="360">
            <text:p>360</text:p>
          </table:table-cell>
          <table:table-cell table:formula="of:=[.J15]+[.E16]" office:value-type="float" office:value="30">
            <text:p>30</text:p>
          </table:table-cell>
          <table:table-cell table:formula="of:=(([.E16]*[.F16])+[.L15])/[.J16]" office:value-type="float" office:value="3">
            <text:p>3,0000</text:p>
          </table:table-cell>
          <table:table-cell table:formula="of:=[.K16]*[.J16]" office:value-type="float" office:value="90">
            <text:p>9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06/2011</text:p>
          </table:table-cell>
          <table:table-cell office:value-type="string">
            <text:p>Compra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table:formula="of:=(([.E17]*[.F17])+[.I16])/[.H17]" office:value-type="float" office:value="5.4">
            <text:p>5,4000</text:p>
          </table:table-cell>
          <table:table-cell table:formula="of:=[.H16]+[.E17]" office:value-type="float" office:value="150">
            <text:p>150</text:p>
          </table:table-cell>
          <table:table-cell table:formula="of:=[.H17]*[.G17]" office:value-type="float" office:value="810">
            <text:p>810</text:p>
          </table:table-cell>
          <table:table-cell table:formula="of:=[.J16]+[.E17]" office:value-type="float" office:value="120">
            <text:p>120</text:p>
          </table:table-cell>
          <table:table-cell table:formula="of:=(([.E17]*[.F17])+[.L16])/[.J17]" office:value-type="float" office:value="4.5">
            <text:p>4,5000</text:p>
          </table:table-cell>
          <table:table-cell table:formula="of:=[.K17]*[.J17]" office:value-type="float" office:value="540">
            <text:p>5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07/2011</text:p>
          </table:table-cell>
          <table:table-cell office:value-type="string">
            <text:p>Compr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(([.E18]*[.F18])+[.I17])/[.H18]" office:value-type="float" office:value="5.10526315789474">
            <text:p>5,1053</text:p>
          </table:table-cell>
          <table:table-cell table:formula="of:=[.H17]+[.E18]" office:value-type="float" office:value="190">
            <text:p>190</text:p>
          </table:table-cell>
          <table:table-cell table:formula="of:=[.H18]*[.G18]" office:value-type="float" office:value="970">
            <text:p>970</text:p>
          </table:table-cell>
          <table:table-cell table:formula="of:=[.E18]" office:value-type="float" office:value="40">
            <text:p>40</text:p>
          </table:table-cell>
          <table:table-cell table:formula="of:=[.F18]" office:value-type="float" office:value="4">
            <text:p>4,0000</text:p>
          </table:table-cell>
          <table:table-cell table:formula="of:=[.K18]*[.J18]" office:value-type="float" office:value="160">
            <text:p>160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Saida Normal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Mes</text:p>
          </table:table-cell>
          <table:table-cell office:value-type="string">
            <text:p>Movimento</text:p>
          </table:table-cell>
          <table:table-cell office:value-type="string">
            <text:p>Qtde Venda</text:p>
          </table:table-cell>
          <table:table-cell office:value-type="string">
            <text:p>Qtde Compra</text:p>
          </table:table-cell>
          <table:table-cell office:value-type="string">
            <text:p>P. Compra</text:p>
          </table:table-cell>
          <table:table-cell table:style-name="Default" office:value-type="string">
            <text:p>P. Custo</text:p>
          </table:table-cell>
          <table:table-cell office:value-type="string">
            <text:p>Estoque</text:p>
          </table:table-cell>
          <table:table-cell office:value-type="string">
            <text:p>Vlr. Estoque</text:p>
          </table:table-cell>
          <table:table-cell office:value-type="string">
            <text:p>Estoque Mes</text:p>
          </table:table-cell>
          <table:table-cell table:style-name="Default" office:value-type="string">
            <text:p>Compra Mes</text:p>
          </table:table-cell>
          <table:table-cell office:value-type="string">
            <text:p>Vlr Est. Mes</text:p>
          </table:table-cell>
          <table:table-cell office:value-type="string">
            <text:p>Preco Venda</text:p>
          </table:table-cell>
          <table:table-cell office:value-type="string">
            <text:p>Vlr Venda</text:p>
          </table:table-cell>
          <table:table-cell office:value-type="string">
            <text:p>P. Medio Venda</text:p>
          </table:table-cell>
        </table:table-row>
        <table:table-row table:style-name="ro1">
          <table:table-cell/>
          <table:table-cell office:value-type="string">
            <text:p>05/2011</text:p>
          </table:table-cell>
          <table:table-cell office:value-type="string">
            <text:p>Compra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formula="of:=(([.E25]*[.F25]))/[.H25]" office:value-type="float" office:value="9">
            <text:p>9,0000</text:p>
          </table:table-cell>
          <table:table-cell table:formula="of:=[.E25]" office:value-type="float" office:value="30">
            <text:p>30</text:p>
          </table:table-cell>
          <table:table-cell table:formula="of:=[.H25]*[.G25]" office:value-type="float" office:value="270">
            <text:p>270</text:p>
          </table:table-cell>
          <table:table-cell table:formula="of:=[.H25]" office:value-type="float" office:value="30">
            <text:p>30</text:p>
          </table:table-cell>
          <table:table-cell table:formula="of:=[.G25]" office:value-type="float" office:value="9">
            <text:p>9,0000</text:p>
          </table:table-cell>
          <table:table-cell table:formula="of:=[.K25]*[.J25]" office:value-type="float" office:value="270">
            <text:p>27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06/2011</text:p>
          </table:table-cell>
          <table:table-cell office:value-type="string">
            <text:p>Compr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.5">
            <text:p>2,5</text:p>
          </table:table-cell>
          <table:table-cell table:formula="of:=(([.E26]*[.F26])+[.I25])/[.H26]" office:value-type="float" office:value="6.4">
            <text:p>6,4000</text:p>
          </table:table-cell>
          <table:table-cell table:formula="of:=[.H25]+[.E26]" office:value-type="float" office:value="50">
            <text:p>50</text:p>
          </table:table-cell>
          <table:table-cell table:formula="of:=[.H26]*[.G26]" office:value-type="float" office:value="320">
            <text:p>320</text:p>
          </table:table-cell>
          <table:table-cell table:formula="of:=[.E26]" office:value-type="float" office:value="20">
            <text:p>20</text:p>
          </table:table-cell>
          <table:table-cell table:formula="of:=[.F26]" office:value-type="float" office:value="2.5">
            <text:p>2,5000</text:p>
          </table:table-cell>
          <table:table-cell table:formula="of:=[.K26]*[.J26]"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06/201</text:p>
          </table:table-cell>
          <table:table-cell office:value-type="string">
            <text:p>Compra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(([.E27]*[.F27])+[.I26])/[.H27]" office:value-type="float" office:value="6">
            <text:p>6,0000</text:p>
          </table:table-cell>
          <table:table-cell table:formula="of:=[.H26]+[.E27]" office:value-type="float" office:value="60">
            <text:p>60</text:p>
          </table:table-cell>
          <table:table-cell table:formula="of:=[.H27]*[.G27]" office:value-type="float" office:value="360">
            <text:p>360</text:p>
          </table:table-cell>
          <table:table-cell table:formula="of:=[.J26]+[.E27]" office:value-type="float" office:value="30">
            <text:p>30</text:p>
          </table:table-cell>
          <table:table-cell table:formula="of:=(([.E27]*[.F27])+[.L26])/[.J27]" office:value-type="float" office:value="3">
            <text:p>3,0000</text:p>
          </table:table-cell>
          <table:table-cell table:formula="of:=[.K27]*[.J27]" office:value-type="float" office:value="90">
            <text:p>9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06/2011</text:p>
          </table:table-cell>
          <table:table-cell office:value-type="string">
            <text:p>Compra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table:formula="of:=(([.E28]*[.F28])+[.I27])/[.H28]" office:value-type="float" office:value="5.4">
            <text:p>5,4000</text:p>
          </table:table-cell>
          <table:table-cell table:formula="of:=[.H27]+[.E28]" office:value-type="float" office:value="150">
            <text:p>150</text:p>
          </table:table-cell>
          <table:table-cell table:formula="of:=[.H28]*[.G28]" office:value-type="float" office:value="810">
            <text:p>810</text:p>
          </table:table-cell>
          <table:table-cell table:formula="of:=[.J27]+[.E28]" office:value-type="float" office:value="120">
            <text:p>120</text:p>
          </table:table-cell>
          <table:table-cell table:formula="of:=(([.E28]*[.F28])+[.L27])/[.J28]" office:value-type="float" office:value="4.5">
            <text:p>4,5000</text:p>
          </table:table-cell>
          <table:table-cell table:formula="of:=[.K28]*[.J28]" office:value-type="float" office:value="540">
            <text:p>5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07/2011</text:p>
          </table:table-cell>
          <table:table-cell office:value-type="string">
            <text:p>Compr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(([.E29]*[.F29])+[.I28])/[.H29]" office:value-type="float" office:value="5.10526315789474">
            <text:p>5,1053</text:p>
          </table:table-cell>
          <table:table-cell table:formula="of:=[.H28]+[.E29]" office:value-type="float" office:value="190">
            <text:p>190</text:p>
          </table:table-cell>
          <table:table-cell table:formula="of:=[.H29]*[.G29]" office:value-type="float" office:value="970">
            <text:p>970</text:p>
          </table:table-cell>
          <table:table-cell table:formula="of:=[.E29]" office:value-type="float" office:value="40">
            <text:p>40</text:p>
          </table:table-cell>
          <table:table-cell table:formula="of:=[.F29]" office:value-type="float" office:value="4">
            <text:p>4,0000</text:p>
          </table:table-cell>
          <table:table-cell table:formula="of:=[.K29]*[.J29]" office:value-type="float" office:value="160">
            <text:p>1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07/2011</text:p>
          </table:table-cell>
          <table:table-cell office:value-type="string">
            <text:p>Venda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formula="of:=IF([.E30]=0;[.G29];(([.E30]*[.F30])+[.I29])/[.H30])" office:value-type="float" office:value="5.10526315789474">
            <text:p>5,1053</text:p>
          </table:table-cell>
          <table:table-cell table:formula="of:=[.H29]+[.E30]-[.D30]" office:value-type="float" office:value="170">
            <text:p>170</text:p>
          </table:table-cell>
          <table:table-cell table:style-name="ce3" table:formula="of:=[.H30]*[.G30]" office:value-type="float" office:value="867.894736842105">
            <text:p>867,89</text:p>
          </table:table-cell>
          <table:table-cell table:formula="of:=[.J29]-[.D30]" office:value-type="float" office:value="20">
            <text:p>20</text:p>
          </table:table-cell>
          <table:table-cell table:formula="of:=[.K29]" office:value-type="float" office:value="4">
            <text:p>4,0000</text:p>
          </table:table-cell>
          <table:table-cell table:formula="of:=[.K30]*[.J30]" office:value-type="float" office:value="80">
            <text:p>80</text:p>
          </table:table-cell>
          <table:table-cell office:value-type="float" office:value="3.9">
            <text:p>3,9</text:p>
          </table:table-cell>
          <table:table-cell table:formula="of:=[.M30]*[.D30]" office:value-type="float" office:value="78">
            <text:p>78</text:p>
          </table:table-cell>
          <table:table-cell table:formula="of:=[.N30]/[.D30]" office:value-type="float" office:value="3.9">
            <text:p>3,9</text:p>
          </table:table-cell>
        </table:table-row>
        <table:table-row table:style-name="ro1">
          <table:table-cell/>
          <table:table-cell office:value-type="string">
            <text:p>07/2011</text:p>
          </table:table-cell>
          <table:table-cell office:value-type="string">
            <text:p>Venda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formula="of:=IF([.E31]=0;[.G30];(([.E31]*[.F31])+[.I30])/[.H31])" office:value-type="float" office:value="5.10526315789474">
            <text:p>5,1053</text:p>
          </table:table-cell>
          <table:table-cell table:formula="of:=[.H30]+[.E31]-[.D31]" office:value-type="float" office:value="110">
            <text:p>110</text:p>
          </table:table-cell>
          <table:table-cell table:style-name="ce3" table:formula="of:=[.H31]*[.G31]" office:value-type="float" office:value="561.578947368421">
            <text:p>561,58</text:p>
          </table:table-cell>
          <table:table-cell table:formula="of:=[.J30]-[.D31]" office:value-type="float" office:value="-40">
            <text:p>-40</text:p>
          </table:table-cell>
          <table:table-cell table:style-name="Default" table:formula="of:=[.K30]" office:value-type="float" office:value="4">
            <text:p>4</text:p>
          </table:table-cell>
          <table:table-cell table:formula="of:=[.K31]*[.J31]" office:value-type="float" office:value="-160">
            <text:p>-160</text:p>
          </table:table-cell>
          <table:table-cell office:value-type="float" office:value="4.2">
            <text:p>4,2</text:p>
          </table:table-cell>
          <table:table-cell table:formula="of:=[.M31]*[.D31]" office:value-type="float" office:value="252">
            <text:p>252</text:p>
          </table:table-cell>
          <table:table-cell table:formula="of:=([.N31]+[.N30])/([.D30]+[.D31])" office:value-type="float" office:value="4.125">
            <text:p>4,125</text:p>
          </table:table-cell>
        </table:table-row>
        <table:table-row table:style-name="ro1">
          <table:table-cell/>
          <table:table-cell office:value-type="string">
            <text:p>07/2011</text:p>
          </table:table-cell>
          <table:table-cell office:value-type="string">
            <text:p>Compr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.4">
            <text:p>3,4</text:p>
          </table:table-cell>
          <table:table-cell table:formula="of:=IF([.E32]=0;[.G31];(([.E32]*[.F32])+[.I31])/[.H32])" office:value-type="float" office:value="4.65052631578947">
            <text:p>4,6505</text:p>
          </table:table-cell>
          <table:table-cell table:formula="of:=[.H31]+[.E32]-[.D32]" office:value-type="float" office:value="150">
            <text:p>150</text:p>
          </table:table-cell>
          <table:table-cell table:style-name="ce3" table:formula="of:=[.H32]*[.G32]" office:value-type="float" office:value="697.578947368421">
            <text:p>697,58</text:p>
          </table:table-cell>
          <table:table-cell table:formula="of:=[.J31]+[.E32]" office:value-type="float" office:value="0">
            <text:p>0</text:p>
          </table:table-cell>
          <table:table-cell table:formula="of:=[.M32]/80" office:value-type="float" office:value="3.7">
            <text:p>3,7000</text:p>
          </table:table-cell>
          <table:table-cell table:formula="of:=[.E32]*[.F32]" office:value-type="float" office:value="136">
            <text:p>136</text:p>
          </table:table-cell>
          <table:table-cell table:formula="of:=[.L32]+[.L29]" office:value-type="float" office:value="296">
            <text:p>296</text:p>
          </table:table-cell>
          <table:table-cell table:number-columns-repeated="2"/>
        </table:table-row>
      </table:table>
      <table:table table:name="Planilha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4" number:min-integer-digits="1" number:grouping="true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5">05/07/2011</text:date>, <text:time>21:48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5T18:42:47</meta:creation-date>
    <dc:date>2011-07-05T21:48:16</dc:date>
    <meta:editing-duration>PT2H19M25S</meta:editing-duration>
    <meta:editing-cycles>5</meta:editing-cycles>
    <meta:generator>BrOffice/3.3$Unix LibreOffice_project/330m19$Build-202</meta:generator>
    <meta:document-statistic meta:table-count="3" meta:cell-count="240" meta:object-count="0"/>
  </office:meta>
</office:document-meta>
</file>